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FreeSans" svg:font-family="FreeSans"/>
    <style:font-face style:name="Lucidasans1" svg:font-family="Lucidasans"/>
    <style:font-face style:name="StarSymbol1" svg:font-family="StarSymbo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2">
      <style:text-properties fo:font-weight="bold" style:font-weight-asian="bold" style:font-weight-complex="bold"/>
    </style:style>
    <style:style style:name="P4" style:family="paragraph" style:parent-style-name="Text_20_body" style:list-style-name="L2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5">
      <style:text-properties fo:font-weight="bold" style:font-weight-asian="bold" style:font-weight-complex="bold"/>
    </style:style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text-properties fo:font-weight="normal" style:font-weight-asian="normal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4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Text_20_body" style:list-style-name="L4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Text_20_body" style:list-style-name="L4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Text_20_body" style:list-style-name="L6">
      <style:paragraph-properties fo:margin-left="-1.251cm" fo:margin-right="0cm" fo:text-indent="0cm" style:auto-text-indent="false"/>
      <style:text-properties fo:font-weight="bold" style:font-weight-asian="bold" style:font-weight-complex="bold"/>
    </style:style>
    <style:style style:name="P25" style:family="paragraph" style:parent-style-name="Text_20_body" style:list-style-name="L6">
      <style:paragraph-properties fo:margin-left="-1.251cm" fo:margin-right="0cm" fo:text-indent="0cm" style:auto-text-indent="false"/>
    </style:style>
    <style:style style:name="P26" style:family="paragraph" style:parent-style-name="Text_20_body" style:list-style-name="L6">
      <style:paragraph-properties fo:margin-left="-1.251cm" fo:margin-right="0cm" fo:text-indent="0cm" style:auto-text-indent="false"/>
    </style:style>
    <style:style style:name="P27" style:family="paragraph" style:parent-style-name="Text_20_body" style:list-style-name="L1">
      <style:paragraph-properties fo:margin-left="-1.251cm" fo:margin-right="0cm" fo:text-indent="0cm" style:auto-text-indent="false"/>
    </style:style>
    <style:style style:name="P28" style:family="paragraph" style:parent-style-name="Text_20_body" style:list-style-name="L1">
      <style:paragraph-properties fo:margin-left="-1.251cm" fo:margin-right="0cm" fo:text-indent="0cm" style:auto-text-indent="false"/>
    </style:style>
    <style:style style:name="P29" style:family="paragraph" style:parent-style-name="Text_20_body" style:list-style-name="L4">
      <style:paragraph-properties fo:margin-left="0cm" fo:margin-right="0cm" fo:text-indent="0cm" style:auto-text-indent="false"/>
    </style:style>
    <style:style style:name="P30" style:family="paragraph" style:parent-style-name="Text_20_body" style:list-style-name="L4">
      <style:paragraph-properties fo:margin-left="0cm" fo:margin-right="0cm" fo:text-indent="0cm" style:auto-text-indent="false"/>
    </style:style>
    <style:style style:name="P31" style:family="paragraph" style:parent-style-name="Text_20_body" style:list-style-name="L4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2" style:family="paragraph" style:parent-style-name="Text_20_body" style:list-style-name="L4">
      <style:paragraph-properties fo:margin-left="0cm" fo:margin-right="0cm" fo:text-indent="0cm" style:auto-text-indent="false"/>
    </style:style>
    <style:style style:name="P33" style:family="paragraph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on dia. Si us sembla començo...</text:p>
      <text:h text:style-name="Heading_20_1" text:outline-level="1"><draw:frame text:anchor-type="paragraph" draw:z-index="0" draw:style-name="gr1" draw:text-style-name="P33" svg:width="5.769cm" svg:height="0.98cm" svg:x="2.766cm" svg:y="0.108cm"><draw:text-box><text:p text:style-name="P33"><text:span text:style-name="T5">210- 6 h - 35 set - 3x2h</text:span></text:p></draw:text-box></draw:frame>Índex</text:h>
      <text:p text:style-name="Text_20_body">Primer de tot us explico el que veurem en aquesta defensa. <text:span text:style-name="T1">Índex programació</text:span></text:p>
      <text:p text:style-name="Text_20_body"><text:span text:style-name="T1">INTRO/Context</text:span></text:p>
      <text:p text:style-name="Text_20_body"><text:span text:style-name="T3">Centre:</text:span><text:span text:style-name="T1"> </text:span><text:span text:style-name="T2">Nom+ Terrassa+Entorn Urbà+únic informàtica</text:span></text:p>
      <text:p text:style-name="P2">Crèdit/Cicle: <text:span text:style-name="T2">Relació Crèdit-&gt;Mòdul-&gt;Competència: Organigrama</text:span></text:p>
      <text:list text:style-name="L5">
        <text:list-item>
          <text:p text:style-name="P6">Nivells de concreció, <text:span text:style-name="T2">: E</text:span>ns reguladors<text:span text:style-name="T2"> (estatals, comunitat, etc...) + normatives (BOE, DOGC)</text:span></text:p>
        </text:list-item>
      </text:list>
      <text:p text:style-name="P2">Crèdits cicle: <text:span text:style-name="T2">C1 Cont Bàsics per altres crèdits -&gt; 1r Any Ho marca el </text:span>decret títol</text:p>
      <text:p text:style-name="P2">GRUP: <text:span text:style-name="T2">Cada any inici curs. </text:span><text:span text:style-name="T4">Enquestes</text:span><text:span text:style-name="T2">. </text:span>Informació útil <text:span text:style-name="T2">per a treballar la diversitat</text:span></text:p>
      <text:list text:style-name="L6">
        <text:list-item>
          <text:p text:style-name="P24">Diversitat: Activitats E-S<text:span text:style-name="T2">. </text:span></text:p>
        </text:list-item>
        <text:list-item>
          <text:p text:style-name="P25"><text:span text:style-name="T1">NEE: </text:span><text:span text:style-name="T2">Cap cas rellevant però tenim un protocol d'actuació 2 fases. </text:span><text:span text:style-name="T1">NO ACI</text:span></text:p>
        </text:list-item>
        <text:list-item>
          <text:p text:style-name="P25"><text:span text:style-name="T1">FCT: </text:span><text:span text:style-name="T2">Entorn empresarial. Relacionar activitats FCT amb el meu crèdit i els OT</text:span></text:p>
        </text:list-item>
      </text:list>
      <text:h text:style-name="P1" text:outline-level="1">Cos de la programació</text:h>
      <text:h text:style-name="Heading_20_1" text:outline-level="1">Objectius</text:h>
      <text:list text:style-name="L1">
        <text:list-item>
          <text:p text:style-name="P7">O. generals: <text:span text:style-name="T2">només permeten situar el crèdit en el context del cicle</text:span></text:p>
        </text:list-item>
        <text:list-item>
          <text:p text:style-name="P7">Objectius terminals</text:p>
          <text:list>
            <text:list-item>
              <text:p text:style-name="P18">OTs afegits per pal·liar deficiències dels alumnes</text:p>
            </text:list-item>
          </text:list>
        </text:list-item>
        <text:list-item>
          <text:p text:style-name="P7">Continguts</text:p>
          <text:list>
            <text:list-item>
              <text:list>
                <text:list-item>
                  <text:p text:style-name="P27"><text:span text:style-name="T1">Procediments i CFSC: </text:span>seqüenciar</text:p>
                </text:list-item>
                <text:list-item>
                  <text:p text:style-name="P27"><text:span text:style-name="T1">Actituds i CC: </text:span>transversals,<text:span text:style-name="T1">activitats</text:span></text:p>
                </text:list-item>
              </text:list>
            </text:list-item>
          </text:list>
        </text:list-item>
        <text:list-item>
          <text:p text:style-name="P18">Nomes enumerar, seqüenciar e interrelacionar en <text:span text:style-name="T1">Blocs Temàtics</text:span></text:p>
        </text:list-item>
      </text:list>
      <text:h text:style-name="Heading_20_1" text:outline-level="1">Unitats didàctiques i <text:s/>temporit.</text:h>
      <text:list text:style-name="L2">
        <text:list-item>
          <text:p text:style-name="P3">1r Trimestre</text:p>
          <text:list>
            <text:list-item>
              <text:p text:style-name="P10">UD1 i UD2 Introducció</text:p>
            </text:list-item>
            <text:list-item>
              <text:p text:style-name="P10">UD3: Instal·lació xarxa </text:p>
            </text:list-item>
          </text:list>
        </text:list-item>
        <text:list-item>
          <text:p text:style-name="P3">2n Trimestre</text:p>
          <text:list>
            <text:list-item>
              <text:p text:style-name="P10">UD4: IP, TCP/IP+ <text:span text:style-name="T1">disposi. xarxa</text:span></text:p>
            </text:list-item>
            <text:list-item>
              <text:p text:style-name="P10">UD5: Certificació. <text:span text:style-name="T1">Cablatge estructurat</text:span></text:p>
            </text:list-item>
          </text:list>
        </text:list-item>
        <text:list-item>
          <text:p text:style-name="P3">3r Trimestre:</text:p>
          <text:list>
            <text:list-item>
              <text:p text:style-name="P14">UD6: Nivell aplicació. <text:span text:style-name="T1">Disp xarxa</text:span></text:p>
            </text:list-item>
            <text:list-item>
              <text:p text:style-name="P14">UD7: Seg. &amp; Monitorit. Aplicacions</text:p>
            </text:list-item>
          </text:list>
        </text:list-item>
      </text:list>
      <text:h text:style-name="Heading_20_1" text:outline-level="1">Estratègies metodològiques </text:h>
      <text:p text:style-name="Text_20_body"><text:span text:style-name="T1">Constructivisme</text:span>: <text:span text:style-name="T1">No</text:span> classes teòriques de les pràctiques. Transparències+ wiki + ordinadors i exemples. L'alumne protagonista, profe només és <text:span text:style-name="T1">fil conductor</text:span>.</text:p>
      <text:p text:style-name="Text_20_body"/>
      <text:p text:style-name="P2">Com?: <text:span text:style-name="T2">Explicació de diferents estratègies</text:span></text:p>
      <text:h text:style-name="Heading_20_1" text:outline-level="1">Recursos TIC i materials</text:h>
      <text:list text:style-name="L3">
        <text:list-item>
          <text:p text:style-name="P16">Veure curs Moodle i Mediawiki</text:p>
        </text:list-item>
        <text:list-item>
          <text:p text:style-name="P16">Altres recursos a cada unitat didàctica</text:p>
        </text:list-item>
      </text:list>
      <text:h text:style-name="Heading_20_1" text:outline-level="1">Avaluació</text:h>
      <text:list text:style-name="L4">
        <text:list-item>
          <text:p text:style-name="P29">INFORMAR: Dossier Benvinguda</text:p>
        </text:list-item>
        <text:list-item>
          <text:p text:style-name="P29">Com: Av. Continuada. <text:span text:style-name="T1">Objectius terminals i Capacitats clau</text:span></text:p>
          <text:list>
            <text:list-item>
              <text:p text:style-name="P31">50% CP, 20% CFCS, 30% CA</text:p>
            </text:list-item>
            <text:list-item>
              <text:p text:style-name="P29"><text:span text:style-name="T1">10% assist. </text:span><text:span text:style-name="T2">Totes les activitats són avaluables. Tot és obligatori</text:span></text:p>
              <text:list>
                <text:list-item>
                  <text:p text:style-name="P20">Rec: Nota final</text:p>
                </text:list-item>
                <text:list-item>
                  <text:p text:style-name="P20">Quan? Sessions i pes de cada UD</text:p>
                </text:list-item>
                <text:list-item>
                  <text:p text:style-name="P20">Detall en F.A. (penjades a Moodle)</text:p>
                  <text:p text:style-name="P2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FreeSans" svg:font-family="FreeSans"/>
    <style:font-face style:name="Lucidasans1" svg:font-family="Lucidasans"/>
    <style:font-face style:name="StarSymbol1" svg:font-family="StarSymbo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ucidasans1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Dimensiona_20_la_20_línia" style:display-name="Dimensiona la línia" style:family="paragraph" style:parent-style-name="Standard"/>
    <style:style style:name="Per_20_defecte_7e_LT_7e_Gliederung_20_1" style:display-name="Per defecte~LT~Gliederung 1" style:family="paragraph">
      <style:paragraph-properties fo:margin-left="1.196cm" fo:margin-right="0cm" fo:margin-top="0cm" fo:margin-bottom="0.497cm" fo:text-indent="-0.898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Per_20_defec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Per_20_defecte_7e_LT_7e_Gliederung_20_3" style:display-name="Per defecte~LT~Gliederung 3" style:family="paragraph" style:parent-style-name="Per_20_defec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Per_20_defec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7e_LT_7e_Gliederung_20_5" style:display-name="Per defecte~LT~Gliederung 5" style:family="paragraph" style:parent-style-name="Per_20_defec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Per_20_defecte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Per_20_defecte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Per_20_defecte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Per_20_defecte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font-name="FreeSans1" style:font-name-asian="FreeSans1" style:font-name-complex="FreeSans1"/>
    </style:style>
    <style:style style:name="Per_20_defecte_7e_LT_7e_Hintergrund" style:display-name="Per defecte~LT~Hintergrund" style:family="paragraph">
      <style:paragraph-properties style:text-autospace="none"/>
    </style:style>
    <style:style style:name="WW-Títo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font-name="FreeSans1" style:font-name-asian="FreeSans1" style:font-name-complex="FreeSans1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left="1.196cm" fo:margin-right="0cm" fo:margin-top="0cm" fo:margin-bottom="0.497cm" fo:text-indent="-0.898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Esquema_20_3" style:display-name="Esquema 3" style:family="paragraph" style:parent-style-name="Esquema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quema_20_6" style:display-name="Esquema 6" style:family="paragraph" style:parent-style-name="Esquema_20_5">
      <style:paragraph-properties fo:margin-left="7.2cm" fo:margin-right="0cm" fo:text-indent="-0.6cm" style:auto-text-indent="false">
        <style:tab-stops/>
      </style:paragraph-properties>
    </style:style>
    <style:style style:name="Esquema_20_7" style:display-name="Esquema 7" style:family="paragraph" style:parent-style-name="Esquema_20_6">
      <style:paragraph-properties fo:margin-left="8.4cm" fo:margin-right="0cm" fo:text-indent="-0.6cm" style:auto-text-indent="false">
        <style:tab-stops/>
      </style:paragraph-properties>
    </style:style>
    <style:style style:name="Esquema_20_8" style:display-name="Esquema 8" style:family="paragraph" style:parent-style-name="Esquema_20_7">
      <style:paragraph-properties fo:margin-left="9.601cm" fo:margin-right="0cm" fo:text-indent="-0.6cm" style:auto-text-indent="false">
        <style:tab-stops/>
      </style:paragraph-properties>
    </style:style>
    <style:style style:name="Esquema_20_9" style:display-name="Esquema 9" style:family="paragraph" style:parent-style-name="Esquema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style:text-autospace="none"/>
      <style:text-properties fo:font-size="21pt" style:font-size-asian="21pt" style:font-size-complex="21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Heading_20__28_user_29_" style:display-name="Heading (user)" style:family="paragraph">
      <style:paragraph-properties fo:margin-top="0.746cm" fo:margin-bottom="0.374cm" style:text-autospace="none"/>
      <style:text-properties style:font-name="Arial" fo:font-size="24.5pt" style:font-name-asian="Arial" style:font-size-asian="24.5pt" style:font-name-complex="Arial" style:font-size-complex="24.5pt"/>
    </style:style>
    <style:style style:name="heading_20_2" style:display-name="heading 2" style:family="paragraph">
      <style:paragraph-properties fo:margin-top="0.746cm" fo:margin-bottom="0.374cm" style:text-autospace="none"/>
      <style:text-properties style:font-name="Arial" fo:font-size="24.5pt" fo:font-style="italic" fo:font-weight="bold" style:font-name-asian="Arial" style:font-size-asian="24.5pt" style:font-style-asian="italic" style:font-weight-asian="bold" style:font-name-complex="Arial" style:font-size-complex="24.5pt" style:font-style-complex="italic" style:font-weight-complex="bold"/>
    </style:style>
    <style:style style:name="Numbering_20_Symbols" style:display-name="Numbering Symbols" style:family="paragraph">
      <style:paragraph-properties style:text-autospace="none"/>
      <style:text-properties fo:font-size="21pt" style:font-size-asian="21pt" style:font-size-complex="21pt"/>
    </style:style>
    <style:style style:name="NOTA" style:family="paragraph" style:parent-style-name="Objecte_20_amb_20_ombra"/>
    <style:style style:name="IES_25_20Nicolau_25_20Copernic_25_202_7e_LT_7e_Gliederung_20_1" style:display-name="IES%20Nicolau%20Copernic%202~LT~Gliederung 1" style:family="paragraph">
      <style:paragraph-properties fo:margin-left="1.196cm" fo:margin-right="0cm" fo:margin-top="0cm" fo:margin-bottom="0.497cm" fo:text-indent="-0.898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IES_25_20Nicolau_25_20Copernic_25_202_7e_LT_7e_Gliederung_20_2" style:display-name="IES%20Nicolau%20Copernic%202~LT~Gliederung 2" style:family="paragraph" style:parent-style-name="IES_25_20Nicolau_25_20Copernic_25_20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IES_25_20Nicolau_25_20Copernic_25_202_7e_LT_7e_Gliederung_20_3" style:display-name="IES%20Nicolau%20Copernic%202~LT~Gliederung 3" style:family="paragraph" style:parent-style-name="IES_25_20Nicolau_25_20Copernic_25_20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IES_25_20Nicolau_25_20Copernic_25_202_7e_LT_7e_Gliederung_20_4" style:display-name="IES%20Nicolau%20Copernic%202~LT~Gliederung 4" style:family="paragraph" style:parent-style-name="IES_25_20Nicolau_25_20Copernic_25_20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IES_25_20Nicolau_25_20Copernic_25_202_7e_LT_7e_Gliederung_20_5" style:display-name="IES%20Nicolau%20Copernic%202~LT~Gliederung 5" style:family="paragraph" style:parent-style-name="IES_25_20Nicolau_25_20Copernic_25_20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IES_25_20Nicolau_25_20Copernic_25_202_7e_LT_7e_Gliederung_20_6" style:display-name="IES%20Nicolau%20Copernic%202~LT~Gliederung 6" style:family="paragraph" style:parent-style-name="IES_25_20Nicolau_25_20Copernic_25_202_7e_LT_7e_Gliederung_20_5">
      <style:paragraph-properties fo:margin-left="7.2cm" fo:margin-right="0cm" fo:text-indent="-0.6cm" style:auto-text-indent="false">
        <style:tab-stops/>
      </style:paragraph-properties>
    </style:style>
    <style:style style:name="IES_25_20Nicolau_25_20Copernic_25_202_7e_LT_7e_Gliederung_20_7" style:display-name="IES%20Nicolau%20Copernic%202~LT~Gliederung 7" style:family="paragraph" style:parent-style-name="IES_25_20Nicolau_25_20Copernic_25_202_7e_LT_7e_Gliederung_20_6">
      <style:paragraph-properties fo:margin-left="8.4cm" fo:margin-right="0cm" fo:text-indent="-0.6cm" style:auto-text-indent="false">
        <style:tab-stops/>
      </style:paragraph-properties>
    </style:style>
    <style:style style:name="IES_25_20Nicolau_25_20Copernic_25_202_7e_LT_7e_Gliederung_20_8" style:display-name="IES%20Nicolau%20Copernic%202~LT~Gliederung 8" style:family="paragraph" style:parent-style-name="IES_25_20Nicolau_25_20Copernic_25_202_7e_LT_7e_Gliederung_20_7">
      <style:paragraph-properties fo:margin-left="9.601cm" fo:margin-right="0cm" fo:text-indent="-0.6cm" style:auto-text-indent="false">
        <style:tab-stops/>
      </style:paragraph-properties>
    </style:style>
    <style:style style:name="IES_25_20Nicolau_25_20Copernic_25_202_7e_LT_7e_Gliederung_20_9" style:display-name="IES%20Nicolau%20Copernic%202~LT~Gliederung 9" style:family="paragraph" style:parent-style-name="IES_25_20Nicolau_25_20Copernic_25_202_7e_LT_7e_Gliederung_20_8">
      <style:paragraph-properties fo:margin-left="10.8cm" fo:margin-right="0cm" fo:text-indent="-0.6cm" style:auto-text-indent="false">
        <style:tab-stops/>
      </style:paragraph-properties>
    </style:style>
    <style:style style:name="IES_25_20Nicolau_25_20Copernic_25_202_7e_LT_7e_Titel" style:display-name="IES%20Nicolau%20Copernic%202~LT~Tite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IES_25_20Nicolau_25_20Copernic_25_202_7e_LT_7e_Untertitel" style:display-name="IES%20Nicolau%20Copernic%20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IES_25_20Nicolau_25_20Copernic_25_202_7e_LT_7e_Notizen" style:display-name="IES%20Nicolau%20Copernic%20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IES_25_20Nicolau_25_20Copernic_25_202_7e_LT_7e_Hintergrundobjekte" style:display-name="IES%20Nicolau%20Copernic%202~LT~Hintergrundobjekte" style:family="paragraph">
      <style:paragraph-properties style:text-autospace="none"/>
      <style:text-properties style:font-name="FreeSans1" style:font-name-asian="FreeSans1" style:font-name-complex="FreeSans1"/>
    </style:style>
    <style:style style:name="IES_25_20Nicolau_25_20Copernic_25_202_7e_LT_7e_Hintergrund" style:display-name="IES%20Nicolau%20Copernic%202~LT~Hintergrund" style:family="paragraph">
      <style:paragraph-properties style:text-autospace="non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Títol1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8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89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8910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891011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3456789101112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6-24T18:22:34</meta:creation-date>
    <dc:creator>Sergi Tur</dc:creator>
    <dc:date>2008-07-01T18:18:39</dc:date>
    <meta:editing-cycles>5</meta:editing-cycles>
    <meta:editing-duration>PT3H5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5" meta:word-count="270" meta:character-count="1812"/>
  </office:meta>
</office:document-meta>
</file>